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Type</text:p>
          </table:table-cell>
          <table:table-cell office:value-type="string" calcext:value-type="string">
            <text:p>NumberOfItems</text:p>
          </table:table-cell>
          <table:table-cell office:value-type="string" calcext:value-type="string">
            <text:p>PricePerItem</text:p>
          </table:table-cell>
          <table:table-cell office:value-type="string" calcext:value-type="string">
            <text:p>Pric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PRODUCT([.B4];[.C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PRODUCT([.B5];[.C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PRODUCT([.B6];[.C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PRODUCT([.B7];[.C7])"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PRODUCT([.B8];[.C8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PRODUCT([.B9];[.C9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utton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table:formula="of:=PRODUCT([.B10];[.C10])" office:value-type="float" office:value="20.8" calcext:value-type="float">
            <text:p>20.8</text:p>
          </table:table-cell>
        </table:table-row>
        <table:table-row table:style-name="ro1">
          <table:table-cell table:number-columns-repeated="3"/>
          <table:table-cell table:formula="of:=PRODUCT([.B11];[.C1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PRODUCT([.B12];[.C12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PRODUCT([.B13];[.C13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PRODUCT([.B14];[.C14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PRODUCT([.B15];[.C15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PRODUCT([.B16];[.C16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PRODUCT([.B17];[.C1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PRODUCT([.B18];[.C18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PRODUCT([.B19];[.C19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PRODUCT([.B20];[.C20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PRODUCT([.B21];[.C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Price</text:p>
          </table:table-cell>
          <table:table-cell table:number-columns-repeated="2"/>
          <table:table-cell table:formula="of:=SUM([.D4:.D21])" office:value-type="float" office:value="156.3" calcext:value-type="float">
            <text:p>15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2:02:16.459000000</meta:creation-date>
    <dc:date>2025-01-29T12:08:43.041000000</dc:date>
    <meta:editing-duration>PT6M26S</meta:editing-duration>
    <meta:editing-cycles>1</meta:editing-cycles>
    <meta:document-statistic meta:table-count="1" meta:cell-count="45" meta:object-count="0"/>
    <meta:generator>LibreOffice/24.8.0.3$Windows_X86_64 LibreOffice_project/0bdf1299c94fe897b119f97f3c613e9dca6be583</meta:generator>
  </office:meta>
</office:document-meta>
</file>